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a7d7" officeooo:paragraph-rsid="0013a7d7"/>
    </style:style>
    <style:style style:name="P2" style:family="paragraph" style:parent-style-name="Standard">
      <style:text-properties fo:font-weight="bold" officeooo:rsid="0013a7d7" officeooo:paragraph-rsid="0013a7d7" style:font-weight-asian="bold" style:font-weight-complex="bold"/>
    </style:style>
    <style:style style:name="P3" style:family="paragraph" style:parent-style-name="Standard">
      <style:text-properties fo:color="#800000" officeooo:rsid="0013a7d7" officeooo:paragraph-rsid="0013a7d7"/>
    </style:style>
    <style:style style:name="P4" style:family="paragraph" style:parent-style-name="Standard">
      <style:text-properties fo:color="#800000" officeooo:rsid="0014690b" officeooo:paragraph-rsid="0014690b"/>
    </style:style>
    <style:style style:name="P5" style:family="paragraph" style:parent-style-name="Standard">
      <style:text-properties fo:color="#800000" officeooo:rsid="0015e668" officeooo:paragraph-rsid="0015e668"/>
    </style:style>
    <style:style style:name="T1" style:family="text">
      <style:text-properties fo:color="#800000"/>
    </style:style>
    <style:style style:name="T2" style:family="text">
      <style:text-properties fo:color="#800000" officeooo:rsid="0015e668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4690b"/>
    </style:style>
    <style:style style:name="T5" style:family="text">
      <style:text-properties officeooo:rsid="001587b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6b3d7" style:font-style-asian="italic" style:font-style-complex="italic"/>
    </style:style>
    <style:style style:name="T8" style:family="text">
      <style:text-properties fo:font-style="italic" officeooo:rsid="001841a9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6b3d7" style:font-style-asian="normal" style:font-style-complex="normal"/>
    </style:style>
    <style:style style:name="T11" style:family="text">
      <style:text-properties fo:font-style="normal" officeooo:rsid="001841a9" style:font-style-asian="normal" style:font-style-complex="normal"/>
    </style:style>
    <style:style style:name="T12" style:family="text">
      <style:text-properties officeooo:rsid="0016b3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NNEES</text:p>
      <text:p text:style-name="P1"/>
      <text:p text:style-name="P1">-&gt; <text:span text:style-name="T3">Description de la base d’images sélectionnées ou construites</text:span></text:p>
      <text:p text:style-name="P1"><text:s text:c="8"/>Collecte ou acquisition ; procédure, méthode utilisée<text:tab/><text:span text:style-name="T1">FAIT VIA CAMERA, banque d’image</text:span></text:p>
      <text:p text:style-name="P1"><text:s text:c="8"/>Individus : données, images ; nombre, taille, format, structure des données ; typologie des données (qualitative, quantitatives) ; droits</text:p>
      <text:p text:style-name="P3">Données : banque d’image, 156, 2056*1542, format bmp,</text:p>
      <text:p text:style-name="P3">Structure : 156 images représentant 12 signes différents : orientation des doigts/mains les uns par rapports aux autres,</text:p>
      <text:p text:style-name="P3">Typologie : <text:span text:style-name="T4">quantitative : </text:span>angles relatifs <text:span text:style-name="T4">des doigts par rapport au repère et par rapport aux mains et position</text:span>, <text:span text:style-name="T4">aire des mains dans l’image, nombre de doigts vus, proportions de la bounding-box</text:span></text:p>
      <text:p text:style-name="P3"><text:tab/> <text:s text:c="7"/><text:span text:style-name="T4">qualitatif : doigts, poignets, orientation, emplacement</text:span></text:p>
      <text:p text:style-name="P4">droits : nous sommes propriétaires de notre banque d’image. Les signes cependant sont de propriété privées <text:span text:style-name="T5">(voir licence spécifique).</text:span></text:p>
      <text:p text:style-name="P1"><text:s text:c="8"/>Classes : Données étiquetées ; étiquetage effectué, répartition par classe, classes (nb, intitulé) ou valeurs numériques</text:p>
      <text:p text:style-name="P5">Classes : étiquetée par classes (1 classe par signe, un total de 12 classes) et sous format [<text:span text:style-name="T6">nom_classe][indice_sujet]_[indice_prise_image].bmp</text:span><text:span text:style-name="T9"> . Un total de 13 images par classes : {bœuf, cheval, chèvre, chien, cochon, dragon, lapin, oiseau, rat, serpent, singe, tigre}.</text:span></text:p>
      <text:p text:style-name="P1"><text:s text:c="4"/>Définition de la procédure de préparation des données</text:p>
      <text:p text:style-name="P1"><text:s text:c="8"/>Visualisation : <text:span text:style-name="T2">Screenshot d’un retour caméra d’une webcam utilisée en TP.</text:span></text:p>
      <text:p text:style-name="P1"><text:s text:c="8"/>Analyse descriptive des données</text:p>
      <text:p text:style-name="P1"><text:s text:c="12"/>Tendance centrale : <text:span text:style-name="T12">Compromis BDD : Seulement 5 sujet pour prises d’images (peu de diversité de sujets). BDD lourde (1,84 Go). Observations complètes (pas d’images insatisfaisante). Suffisante et équilibrée. (</text:span><text:span text:style-name="T7">faire stats)</text:span><text:span text:style-name="T10"> Angle doigts entre eux : 0° à 180°. Angle doigts avec main : 0° à 90°. Aire : </text:span><text:span text:style-name="T11">2*</text:span><text:span text:style-name="T8">aire_épaisseur_mains_vue_tranche </text:span><text:span text:style-name="T11">à 2*</text:span><text:span text:style-name="T8">aire_mains_vue_paume</text:span><text:span text:style-name="T11">. Nombre doigts vus : 0 à 10. Bounding-box : rapport Longueur/largeur (rectangularité).</text:span></text:p>
      <text:p text:style-name="P1"><text:s text:c="12"/>Etudier la dispersion</text:p>
      <text:p text:style-name="P1"><text:s text:c="12"/>Détection de valeurs aberrantes (boite à moustaches, traitement des valeurs extrêmes)</text:p>
      <text:p text:style-name="P1"><text:s text:c="8"/>Traitement</text:p>
      <text:p text:style-name="P1"><text:s text:c="12"/>Nettoyage</text:p>
      <text:p text:style-name="P1"><text:s text:c="12"/>Décomposition</text:p>
      <text:p text:style-name="P1"><text:s text:c="12"/>Mise à l’échelle – recalibrage des données</text:p>
      <text:p text:style-name="P1"><text:s text:c="12"/>Transformations</text:p>
      <text:p text:style-name="P1"/>
      <text:p text:style-name="P2">CARACTERISTIQUES</text:p>
      <text:p text:style-name="P1"/>
      <text:p text:style-name="P1">-&gt; Description des caractéristiques et des indicateurs de qualité choisis</text:p>
      <text:p text:style-name="P1"/>
      <text:p text:style-name="P1"><text:s text:c="4"/>• Etat de l’art des caractéristiques</text:p>
      <text:p text:style-name="P1"><text:s text:c="4"/>• Définition des caractéristiques</text:p>
      <text:p text:style-name="P1"><text:s text:c="4"/>• Description des caractéristiques : définition, propriétés, argumentation, espace couleur d’utilisation, support</text:p>
      <text:p text:style-name="P1"><text:s text:c="4"/>• Définition des critères d’évaluation des caractéristiques</text:p>
      <text:p text:style-name="P1"/>
      <text:p text:style-name="P2">CLASSIFIEUR</text:p>
      <text:p text:style-name="P1"/>
      <text:p text:style-name="P1">-&gt; Description des caractéristiques et des indicateurs de qualité choisis</text:p>
      <text:p text:style-name="P1"/>
      <text:p text:style-name="P1"><text:s text:c="4"/>• Etat de l’art des classifieurs</text:p>
      <text:p text:style-name="P1"><text:s text:c="4"/>• Définition du classifieur</text:p>
      <text:p text:style-name="P1"><text:s text:c="4"/>• Description du classifieur : définition, algorithme, propriétés, argumentation, usage, support</text:p>
      <text:p text:style-name="P1"><text:soft-page-break/><text:s text:c="4"/>• Définition des critères d’évaluation du classifi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8T14:06:35.994000000</meta:creation-date>
    <dc:date>2022-04-08T14:58:14.149000000</dc:date>
    <meta:editing-duration>PT9M26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34" meta:word-count="369" meta:character-count="2837" meta:non-whitespace-character-count="2324"/>
  </office:meta>
</office:document-meta>
</file>